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.25479"/>
          <table:table-cell office:value-type="float" office:value="0.2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6146"/>
          <table:table-cell office:value-type="float" office:value="0.2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16455"/>
          <table:table-cell office:value-type="float" office:value="0.2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2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.2685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1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1919"/>
          <table:table-cell office:value-type="float" office:value="0.3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272"/>
          <table:table-cell office:value-type="float" office:value="0.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7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.25763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6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5867"/>
          <table:table-cell office:value-type="float" office:value="0.3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97441"/>
          <table:table-cell office:value-type="float" office:value="0.3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9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.22474"/>
          <table:table-cell office:value-type="float" office:value="0.2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8591"/>
          <table:table-cell office:value-type="float" office:value="0.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2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9825"/>
          <table:table-cell office:value-type="float" office:value="0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0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.21742"/>
          <table:table-cell office:value-type="float" office:value="0.2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2658"/>
          <table:table-cell office:value-type="float" office:value="0.2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8114"/>
          <table:table-cell office:value-type="float" office:value="0.3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0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6.58722"/>
          <table:table-cell office:value-type="float" office:value="0.3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4113"/>
          <table:table-cell office:value-type="float" office:value="0.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4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94221"/>
          <table:table-cell office:value-type="float" office:value="0.3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0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6.67406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2912"/>
          <table:table-cell office:value-type="float" office:value="0.2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12439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3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6.57932"/>
          <table:table-cell office:value-type="float" office:value="0.2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0169"/>
          <table:table-cell office:value-type="float" office:value="0.2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2377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9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6.60435"/>
          <table:table-cell office:value-type="float" office:value="0.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3987"/>
          <table:table-cell office:value-type="float" office:value="0.2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5373"/>
          <table:table-cell office:value-type="float" office:value="0.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5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6.67882"/>
          <table:table-cell office:value-type="float" office:value="0.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9362"/>
          <table:table-cell office:value-type="float" office:value="0.2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8815"/>
          <table:table-cell office:value-type="float" office:value="0.3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9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66529"/>
          <table:table-cell office:value-type="float" office:value="0.13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89.0"/>
          <table:table-cell office:value-type="float" office:value="1860.0"/>
          <table:table-cell office:value-type="float" office:value="17690.0"/>
          <table:table-cell office:value-type="float" office:value="59185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2049"/>
          <table:table-cell office:value-type="float" office:value="0.16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44.0"/>
          <table:table-cell office:value-type="float" office:value="1350.0"/>
          <table:table-cell office:value-type="float" office:value="17690.0"/>
          <table:table-cell office:value-type="float" office:value="59185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915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63734"/>
          <table:table-cell office:value-type="float" office:value="0.16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58.0"/>
          <table:table-cell office:value-type="float" office:value="1825.0"/>
          <table:table-cell office:value-type="float" office:value="17690.0"/>
          <table:table-cell office:value-type="float" office:value="5919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2007"/>
          <table:table-cell office:value-type="float" office:value="0.19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50.0"/>
          <table:table-cell office:value-type="float" office:value="1459.0"/>
          <table:table-cell office:value-type="float" office:value="17690.0"/>
          <table:table-cell office:value-type="float" office:value="59195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334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.98799"/>
          <table:table-cell office:value-type="float" office:value="0.16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68.0"/>
          <table:table-cell office:value-type="float" office:value="2262.0"/>
          <table:table-cell office:value-type="float" office:value="17690.0"/>
          <table:table-cell office:value-type="float" office:value="59177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9607"/>
          <table:table-cell office:value-type="float" office:value="0.15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961.0"/>
          <table:table-cell office:value-type="float" office:value="17690.0"/>
          <table:table-cell office:value-type="float" office:value="5917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417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61416"/>
          <table:table-cell office:value-type="float" office:value="0.14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29.0"/>
          <table:table-cell office:value-type="float" office:value="1117.0"/>
          <table:table-cell office:value-type="float" office:value="17690.0"/>
          <table:table-cell office:value-type="float" office:value="59195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7821"/>
          <table:table-cell office:value-type="float" office:value="0.306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41.0"/>
          <table:table-cell office:value-type="float" office:value="2488.0"/>
          <table:table-cell office:value-type="float" office:value="17690.0"/>
          <table:table-cell office:value-type="float" office:value="59195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.92689"/>
          <table:table-cell office:value-type="float" office:value="0.17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62.0"/>
          <table:table-cell office:value-type="float" office:value="3505.0"/>
          <table:table-cell office:value-type="float" office:value="17690.0"/>
          <table:table-cell office:value-type="float" office:value="59185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1928"/>
          <table:table-cell office:value-type="float" office:value="0.17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8.0"/>
          <table:table-cell office:value-type="float" office:value="1241.0"/>
          <table:table-cell office:value-type="float" office:value="17690.0"/>
          <table:table-cell office:value-type="float" office:value="59185.0"/>
          <table:table-cell office:value-type="float" office:value="1492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361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.7243"/>
          <table:table-cell office:value-type="float" office:value="0.3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8103"/>
          <table:table-cell office:value-type="float" office:value="0.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4067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4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.73578"/>
          <table:table-cell office:value-type="float" office:value="0.2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511"/>
          <table:table-cell office:value-type="float" office:value="0.2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81204"/>
          <table:table-cell office:value-type="float" office:value="0.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56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7.27622"/>
          <table:table-cell office:value-type="float" office:value="0.3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0467"/>
          <table:table-cell office:value-type="float" office:value="0.2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97494"/>
          <table:table-cell office:value-type="float" office:value="0.2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.71381"/>
          <table:table-cell office:value-type="float" office:value="0.3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office:value-type="float" office:value="861.0"/>
          <table:table-cell office:value-type="float" office:value="41482.0"/>
          <table:table-cell office:value-type="float" office:value="135961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549"/>
          <table:table-cell office:value-type="float" office:value="0.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12.0"/>
          <table:table-cell office:value-type="float" office:value="2643.0"/>
          <table:table-cell office:value-type="float" office:value="41482.0"/>
          <table:table-cell office:value-type="float" office:value="135961.0"/>
          <table:table-cell office:value-type="float" office:value="136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028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6.47035"/>
          <table:table-cell office:value-type="float" office:value="0.2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9069"/>
          <table:table-cell office:value-type="float" office:value="0.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7207"/>
          <table:table-cell office:value-type="float" office:value="0.2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4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5.49032"/>
          <table:table-cell office:value-type="float" office:value="0.08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03.0"/>
          <table:table-cell office:value-type="float" office:value="1538.0"/>
          <table:table-cell office:value-type="float" office:value="6415.0"/>
          <table:table-cell office:value-type="float" office:value="21647.0"/>
          <table:table-cell office:value-type="float" office:value="1276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92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961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5.48349"/>
          <table:table-cell office:value-type="float" office:value="0.13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14.0"/>
          <table:table-cell office:value-type="float" office:value="1169.0"/>
          <table:table-cell office:value-type="float" office:value="6415.0"/>
          <table:table-cell office:value-type="float" office:value="21647.0"/>
          <table:table-cell office:value-type="float" office:value="12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859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71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76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948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194.699"/>
          <table:table-cell office:value-type="float" office:value="1194.62"/>
          <table:table-cell office:value-type="float" office:value="53731050.0"/>
          <table:table-cell office:value-type="float" office:value="1.0"/>
          <table:table-cell office:value-type="float" office:value="16627.0"/>
          <table:table-cell office:value-type="float" office:value="2147452.0"/>
          <table:table-cell office:value-type="float" office:value="55879723.0"/>
          <table:table-cell office:value-type="float" office:value="6415.0"/>
          <table:table-cell office:value-type="float" office:value="21647.0"/>
          <table:table-cell office:value-type="float" office:value="1322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H13:Instances.AH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H23:Instances.AH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